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tino" svg:font-family="Palatino, 'Palatino Linotype', 'Palatino LT STD', 'Book Antiqua', Georgia, 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d932" officeooo:paragraph-rsid="0005d932"/>
    </style:style>
    <style:style style:name="P2" style:family="paragraph" style:parent-style-name="Standard">
      <style:text-properties officeooo:rsid="0007445c" officeooo:paragraph-rsid="0007445c"/>
    </style:style>
    <style:style style:name="P3" style:family="paragraph" style:parent-style-name="Standard">
      <style:text-properties officeooo:rsid="0007445c" officeooo:paragraph-rsid="00130324"/>
    </style:style>
    <style:style style:name="P4" style:family="paragraph" style:parent-style-name="Standard">
      <style:text-properties fo:color="#000000" fo:font-weight="normal" officeooo:rsid="0007445c" officeooo:paragraph-rsid="00130324" style:font-weight-asian="normal" style:font-weight-complex="normal"/>
    </style:style>
    <style:style style:name="P5" style:family="paragraph" style:parent-style-name="Standard">
      <style:text-properties fo:font-size="18pt" officeooo:rsid="0005d932" officeooo:paragraph-rsid="0005d932" style:font-size-asian="18pt" style:font-size-complex="18pt"/>
    </style:style>
    <style:style style:name="P6" style:family="paragraph" style:parent-style-name="Text_20_body">
      <style:text-properties fo:font-variant="normal" fo:text-transform="none" fo:color="#0a0a0a" style:font-name="Liberation Serif" fo:font-size="12pt" fo:letter-spacing="normal" fo:font-style="normal" fo:font-weight="normal" officeooo:rsid="0005d932" officeooo:paragraph-rsid="0005d932" style:font-size-asian="12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a0a0a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cf51d" officeooo:paragraph-rsid="001cf51d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font-variant="normal" fo:text-transform="none" fo:color="#000000" style:font-name="SFMono-Regular" fo:font-size="12pt" fo:letter-spacing="normal" fo:font-style="normal" fo:font-weight="normal" officeooo:rsid="0007445c" officeooo:paragraph-rsid="00130324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3f448" officeooo:paragraph-rsid="0013f448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07445c" officeooo:paragraph-rsid="00130324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66445" officeooo:paragraph-rsid="00166445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cf51d" officeooo:paragraph-rsid="001cf51d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adf7" officeooo:paragraph-rsid="002cadf7" style:font-size-asian="10.5pt" style:font-weight-asian="normal" style:font-size-complex="12pt" style:font-weight-complex="normal"/>
    </style:style>
    <style:style style:name="P15" style:family="paragraph" style:parent-style-name="Preformatted_20_Text">
      <style:text-properties fo:font-variant="normal" fo:text-transform="none" fo:color="#000000" style:font-name="Liberation Serif" fo:font-size="18pt" fo:letter-spacing="normal" fo:font-style="normal" fo:font-weight="normal" officeooo:rsid="002cadf7" officeooo:paragraph-rsid="002cadf7" style:font-size-asian="18pt" style:font-weight-asian="normal" style:font-size-complex="18pt" style:font-weight-complex="normal"/>
    </style:style>
    <style:style style:name="P16" style:family="paragraph" style:parent-style-name="Preformatted_20_Text">
      <loext:graphic-properties draw:fill="solid" draw:fill-color="#29292e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29292e" fo:padding="0cm" fo:border="none"/>
    </style:style>
    <style:style style:name="P1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276d6" style:font-size-asian="12pt" style:font-size-complex="12pt"/>
    </style:style>
    <style:style style:name="P2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51aaa"/>
    </style:style>
    <style:style style:name="P2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66bf1"/>
    </style:style>
    <style:style style:name="P2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76f5d"/>
    </style:style>
    <style:style style:name="P2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95930"/>
    </style:style>
    <style:style style:name="P2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b90ef"/>
    </style:style>
    <style:style style:name="T1" style:family="text">
      <style:text-properties officeooo:rsid="00078249"/>
    </style:style>
    <style:style style:name="T2" style:family="text">
      <style:text-properties officeooo:rsid="000c111a"/>
    </style:style>
    <style:style style:name="T3" style:family="text">
      <style:text-properties officeooo:rsid="00130324"/>
    </style:style>
    <style:style style:name="T4" style:family="text">
      <style:text-properties fo:color="#d73a49"/>
    </style:style>
    <style:style style:name="T5" style:family="text">
      <style:text-properties officeooo:rsid="0015a78c"/>
    </style:style>
    <style:style style:name="T6" style:family="text">
      <style:text-properties officeooo:rsid="001cae32"/>
    </style:style>
    <style:style style:name="T7" style:family="text">
      <style:text-properties officeooo:rsid="001cb6d2"/>
    </style:style>
    <style:style style:name="T8" style:family="text">
      <style:text-properties officeooo:rsid="001e6357"/>
    </style:style>
    <style:style style:name="T9" style:family="text">
      <style:text-properties fo:color="#032f62"/>
    </style:style>
    <style:style style:name="T10" style:family="text">
      <style:text-properties fo:color="#005cc5"/>
    </style:style>
    <style:style style:name="T11" style:family="text">
      <style:text-properties fo:color="#6a737d"/>
    </style:style>
    <style:style style:name="T12" style:family="text">
      <style:text-properties officeooo:rsid="0020c790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officeooo:rsid="0024179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24179d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276d6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51aaa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52164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66bf1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66c9c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76f5d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802a6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85644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95930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9cabb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b90ef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2c7141" style:font-size-asian="12pt" style:font-size-complex="12pt"/>
    </style:style>
    <style:style style:name="T27" style:family="text">
      <style:text-properties fo:font-variant="normal" fo:text-transform="none" fo:color="#eff0f9" style:font-name="monospace" fo:font-size="15.75pt" fo:letter-spacing="normal" fo:font-style="normal" fo:font-weight="normal" fo:background-color="#29292e" loext:char-shading-value="0" loext:padding="0cm" loext:border="none"/>
    </style:style>
    <style:style style:name="T28" style:family="text">
      <style:text-properties fo:font-variant="normal" fo:text-transform="none" fo:color="#eff0f9" fo:font-size="15.75pt" fo:letter-spacing="normal" fo:font-style="normal" fo:font-weight="normal" fo:background-color="#29292e" loext:char-shading-value="0" loext:padding="0cm" loext:border="none"/>
    </style:style>
    <style:style style:name="T29" style:family="text">
      <style:text-properties fo:font-variant="normal" fo:text-transform="none" fo:color="#eff0f9" style:font-name="Liberation Serif" fo:font-size="15.75pt" fo:letter-spacing="normal" fo:font-style="normal" fo:font-weight="normal" fo:background-color="#29292e" loext:char-shading-value="0" loext:padding="0cm" loext:border="none"/>
    </style:style>
    <style:style style:name="T30" style:family="text">
      <style:text-properties fo:font-variant="normal" fo:text-transform="none" fo:color="#eff0f9" style:font-name="Liberation Serif" fo:letter-spacing="normal" fo:font-style="normal" fo:font-weight="normal" fo:background-color="#29292e" loext:char-shading-value="0" loext:padding="0cm" loext:border="none"/>
    </style:style>
    <style:style style:name="T31" style:family="text">
      <style:text-properties fo:font-variant="normal" fo:text-transform="none" fo:color="#eff0f9" style:font-name="Liberation Serif" fo:font-size="8pt" fo:letter-spacing="normal" fo:font-style="normal" fo:font-weight="normal" fo:background-color="#29292e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fo:color="#eff0f9" style:font-name="Liberation Serif" fo:font-size="12pt" fo:letter-spacing="normal" fo:font-style="normal" fo:font-weight="normal" fo:background-color="#29292e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a0a0a" style:font-name="Liberation Serif" fo:font-size="12pt" fo:letter-spacing="normal" fo:font-style="normal" fo:font-weight="normal" officeooo:rsid="00252164" style:font-size-asian="12pt" style:font-size-complex="12pt"/>
    </style:style>
    <style:style style:name="T34" style:family="text">
      <style:text-properties fo:font-variant="normal" fo:text-transform="none" fo:color="#0a0a0a" style:font-name="Liberation Serif" fo:font-size="12pt" fo:letter-spacing="normal" fo:font-style="normal" fo:font-weight="normal" officeooo:rsid="002b90ef" style:font-size-asian="12pt" style:font-size-complex="12pt"/>
    </style:style>
    <style:style style:name="T35" style:family="text">
      <style:text-properties fo:font-variant="normal" fo:text-transform="none" fo:color="#0a0a0a" style:font-name="Palatino" fo:font-size="12pt" fo:letter-spacing="normal" fo:font-style="normal" fo:font-weight="normal" officeooo:rsid="00252164" style:font-size-asian="12pt" style:font-size-complex="12pt"/>
    </style:style>
    <style:style style:name="T36" style:family="text">
      <style:text-properties fo:font-variant="normal" fo:text-transform="none" fo:color="#0a0a0a" style:font-name="Palatino" fo:font-size="12pt" fo:letter-spacing="normal" fo:font-style="normal" fo:font-weight="normal" officeooo:rsid="002b90ef" style:font-size-asian="12pt" style:font-size-complex="12pt"/>
    </style:style>
    <style:style style:name="T37" style:family="text">
      <style:text-properties fo:font-variant="normal" fo:text-transform="none" fo:color="#0a0a0a" style:font-name="Palatino" fo:font-size="15.75pt" fo:letter-spacing="normal" fo:font-style="normal" fo:font-weight="normal" officeooo:rsid="00252164" style:font-size-asian="12pt" style:font-size-complex="12pt"/>
    </style:style>
    <style:style style:name="T38" style:family="text">
      <style:text-properties fo:font-variant="normal" fo:text-transform="none" fo:color="#0a0a0a" style:font-name="Palatino" fo:font-size="15.75pt" fo:letter-spacing="normal" fo:font-style="normal" fo:font-weight="normal" officeooo:rsid="002b90ef" style:font-size-asian="12pt" style:font-size-complex="12pt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020c790"/>
    </style:style>
    <style:style style:name="T41" style:family="text">
      <style:text-properties style:font-name="Liberation Serif" officeooo:rsid="002276d6"/>
    </style:style>
    <style:style style:name="T42" style:family="text">
      <style:text-properties officeooo:rsid="002276d6"/>
    </style:style>
    <style:style style:name="T43" style:family="text">
      <style:text-properties officeooo:rsid="002cadf7"/>
    </style:style>
    <style:style style:name="T44" style:family="text">
      <style:text-properties officeooo:rsid="002f81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ação do node <text:span text:style-name="T43">para UNIX</text:span>: </text:p>
      <text:p text:style-name="P1"/>
      <text:p text:style-name="P6">Antes de começarmos a instalação, precisamos de alguns pacotes de dependências. No terminal, digite:</text:p>
      <text:p text:style-name="P16"><text:span text:style-name="Source_20_Text"><text:span text:style-name="T32">$ sudo apt update</text:span></text:span></text:p>
      <text:p text:style-name="P7">Para atualizar a lista de repositórios da distribuição Linux.</text:p>
      <text:p text:style-name="P16"><text:span text:style-name="Source_20_Text"><text:span text:style-name="T32">$ sudo apt install build-essential libssl-dev</text:span></text:span></text:p>
      <text:p text:style-name="P1"/>
      <text:p text:style-name="P2">1. Instalação do Node usando NVM<text:span text:style-name="T1">(Node Version Manager). Essa é a forma mais recomedada para sistemas UNIX, ou seja, Linux e MAC</text:span>.</text:p>
      <text:p text:style-name="P2"/>
      <text:p text:style-name="P2">- <text:span text:style-name="T2">O NVM vai nos permitir instalar diferentes versões do Node, atualizar a versão do Node ou mudar para a versão do Node para uma versão específica que o projeto precise, tudo feito de uma forma muito fácil. </text:span></text:p>
      <text:p text:style-name="P2"><text:span text:style-name="T1">Podemos instalar o NVM seguindo os passos dispostos aqui </text:span><text:a xlink:type="simple" xlink:href="https://github.com/nvm-sh/nvm" text:style-name="Internet_20_link" text:visited-style-name="Visited_20_Internet_20_Link">https://github.com/nvm-sh/nvm</text:a>. <text:span text:style-name="T3">Porém vou tentar explicar alguns pontos: </text:span></text:p>
      <text:p text:style-name="P2"/>
      <text:p text:style-name="P3"><text:span text:style-name="T2">Para instalarmos o NVM podemos usar o comando com curl no terminal: </text:span></text:p>
      <text:p text:style-name="P3"/>
      <text:p text:style-name="P11">curl -o- https://raw.githubusercontent.com/nvm-sh/nvm/v0.35.3/install.sh | bater</text:p>
      <text:p text:style-name="P9"/>
      <text:p text:style-name="P10">Se você não tiver o curl instalado use <text:span text:style-name="T6">no terminal s</text:span>o seguinte comando para instalar:</text:p>
      <text:p text:style-name="P10"/>
      <text:p text:style-name="P10">sudo apt install <text:span text:style-name="T5">curl </text:span>-y</text:p>
      <text:p text:style-name="P10"/>
      <text:p text:style-name="P12">Ou podemos usar <text:span text:style-name="T7">no terminal </text:span>o comando com Wget, que já vem por padrão em todo sistema UNIX:</text:p>
      <text:p text:style-name="P12"/>
      <text:p text:style-name="P12">wget -qO- https://raw.githubusercontent.com/nvm-sh/nvm/v0.35.3/install.sh | bater</text:p>
      <text:p text:style-name="P12"/>
      <text:p text:style-name="P13">2. Instalar variáveis de ambiente, <text:span text:style-name="T8">que é onde determina onde estão os arquivos executáveis no nosso computador.</text:span></text:p>
      <text:p text:style-name="P13"/>
      <text:p text:style-name="P13"><text:span text:style-name="T42">2.1. Precisamos adicionar essas linhas no nosso arquivo de configuração do terminal: </text:span></text:p>
      <text:p text:style-name="P13"><text:tab/></text:p>
      <text:p text:style-name="P8"><text:span text:style-name="T4">exportar</text:span> NVM_DIR = <text:span text:style-name="T9">" $ ( [ </text:span><text:span text:style-name="T4">-z </text:span><text:span text:style-name="T9"><text:s/>" </text:span>$ {XDG_CONFIG_HOME-} <text:span text:style-name="T9">" ] </text:span><text:span text:style-name="T4">&amp;&amp; </text:span><text:span text:style-name="T9"><text:s/></text:span><text:span text:style-name="T10">printf</text:span><text:span text:style-name="T9"> % s " </text:span>$ {HOME}<text:span text:style-name="T9"> /.nvm " </text:span><text:span text:style-name="T4"><text:s/>|| </text:span><text:span text:style-name="T9"><text:s/></text:span><text:span text:style-name="T10">printf</text:span><text:span text:style-name="T9"> % s " </text:span>$ {XDG_CONFIG_HOME}<text:span text:style-name="T9"> / nvm " ) "</text:span> </text:p>
      <text:p text:style-name="P17">[ <text:span text:style-name="T4">-s </text:span><text:s/><text:span text:style-name="T9">" </text:span>$ NVM_DIR<text:span text:style-name="T9"> /nvm.sh "</text:span> ] <text:span text:style-name="T4">&amp;&amp; </text:span><text:s/>\. <text:s/><text:span text:style-name="T9">" </text:span>$ NVM_DIR<text:span text:style-name="T9"> /nvm.sh " </text:span><text:s/><text:span text:style-name="T11"># Isso carrega nvm</text:span></text:p>
      <text:p text:style-name="P17"><text:span text:style-name="T11"/></text:p>
      <text:p text:style-name="P18"><text:span text:style-name="T42">2.2.</text:span> <text:span text:style-name="T12">Se você não tiver instalado nenhum terminal diferente então seu arquivo de configuração do terminal deve estar na pasta home com o nome:</text:span></text:p>
      <text:p text:style-name="P18"><text:span text:style-name="Source_20_Text"><text:span text:style-name="T39"><text:tab/>.bash_profile, .profile </text:span></text:span><text:span text:style-name="Source_20_Text"><text:span text:style-name="T40">ou </text:span></text:span><text:span text:style-name="Source_20_Text"><text:span text:style-name="T39">.bashrc</text:span></text:span></text:p>
      <text:p text:style-name="P19"><text:span text:style-name="Source_20_Text"><text:span text:style-name="T41">Adicione a linha do item 2.1 em um desses arquivos.</text:span></text:span></text:p>
      <text:p text:style-name="P20"><text:span text:style-name="Source_20_Text"><text:span text:style-name="T14">Se você estiver usando outro terminal diferente do padrão então seu arquivo de configuração deve estar na pasta home com o nome de </text:span></text:span><text:span text:style-name="Source_20_Text"><text:span text:style-name="T13">.zshrc. </text:span></text:span><text:span text:style-name="Source_20_Text"><text:span text:style-name="T15">Adicione a linha do item 2.1 </text:span></text:span><text:span text:style-name="Source_20_Text"><text:span text:style-name="T14">nesse arquivo.</text:span></text:span></text:p>
      <text:p text:style-name="P20"><text:span text:style-name="Source_20_Text"><text:span text:style-name="T14"/></text:span></text:p>
      <text:p text:style-name="P24"><text:soft-page-break/><text:span text:style-name="Source_20_Text"><text:span text:style-name="T14">3. <text:s/></text:span></text:span><text:span text:style-name="Source_20_Text"><text:span text:style-name="T16">Reinicie seu terminal </text:span></text:span><text:span text:style-name="Source_20_Text"><text:span text:style-name="T17">e </text:span></text:span><text:span text:style-name="Source_20_Text"><text:span text:style-name="T25">e</text:span></text:span><text:span text:style-name="Source_20_Text"><text:span text:style-name="T33">xecute o comando</text:span></text:span><text:span text:style-name="Source_20_Text"><text:span text:style-name="T37"> </text:span></text:span><text:span text:style-name="Source_20_Text"><text:span text:style-name="T25">nvm ls-remote </text:span></text:span><text:span text:style-name="Source_20_Text"><text:span text:style-name="T34">Ele vai exibir várias versões do Node e assim sabermos se o NVM está funcionando corretamente.</text:span></text:span></text:p>
      <text:p text:style-name="P24"><text:span text:style-name="Source_20_Text"><text:span text:style-name="T34"/></text:span></text:p>
      <text:p text:style-name="P21"><text:span text:style-name="Source_20_Text"><text:span text:style-name="T18">3.1 Agora precisamos instalar a versão do Node, para isso </text:span></text:span><text:span text:style-name="Source_20_Text"><text:span text:style-name="T19">execute o comando:</text:span></text:span></text:p>
      <text:p text:style-name="P21"><text:span text:style-name="Source_20_Text"><text:span text:style-name="T19">- nvm install versão, exemplo: nvm install 12.16.1</text:span></text:span></text:p>
      <text:p text:style-name="P22"><text:span text:style-name="Source_20_Text"><text:span text:style-name="T20"/></text:span></text:p>
      <text:p text:style-name="P22"><text:span text:style-name="Source_20_Text"><text:span text:style-name="T20">3.2 Como podemos ter varias versões do Node instaladas na nossa máquina, podemo</text:span></text:span><text:span text:style-name="Source_20_Text"><text:span text:style-name="T21">s </text:span></text:span><text:span text:style-name="Source_20_Text"><text:span text:style-name="T20">ter que dizer qual versão queremos que seja a versão padrão usada pelo sistema. </text:span></text:span><text:span text:style-name="Source_20_Text"><text:span text:style-name="T22">Para isso executaremos no terminal o comando:</text:span></text:span></text:p>
      <text:p text:style-name="P22"><text:span text:style-name="Source_20_Text"><text:span text:style-name="T22">- </text:span></text:span><text:span text:style-name="Source_20_Text"><text:span text:style-name="T23">nvm alias default versão, por exemplo: nvm alias default 12.16.1</text:span></text:span></text:p>
      <text:p text:style-name="P23"><text:span text:style-name="Source_20_Text"><text:span text:style-name="T23">3.3 Agora podemos rodar o comando node -v e verificar se é mostrado a versão correta. </text:span></text:span><text:span text:style-name="Source_20_Text"><text:span text:style-name="T24">Podemos também rodar npm -v para ver a versão do NPM que acompanha o Node. </text:span></text:span><text:span text:style-name="Source_20_Text"><text:span text:style-name="T25">NPM(Node Package Manager) <text:s/></text:span></text:span><text:span text:style-name="Source_20_Text"><text:span text:style-name="T26">é o gerenciador de pacotes do Node.</text:span></text:span></text:p>
      <text:p text:style-name="P13"/>
      <text:p text:style-name="P15">Instalação do yarn:</text:p>
      <text:p text:style-name="P15"/>
      <text:p text:style-name="P14">- <text:s/><text:span text:style-name="T44">O yarn é um gerenciador de pacotes para o Node, assim como o NPM, porém ele é mais veloz.</text:span></text:p>
      <text:p text:style-name="P13"/>
      <text:p text:style-name="P13"/>
      <text:p text:style-name="P12"/>
      <text:p text:style-name="P12"/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latino" svg:font-family="Palatino, 'Palatino Linotype', 'Palatino LT STD', 'Book Antiqua', Georgia, 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7:02:41.110691217</meta:creation-date>
    <dc:date>2020-03-21T19:04:47.571841872</dc:date>
    <meta:editing-duration>PT1H30M48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482" meta:character-count="2859" meta:non-whitespace-character-count="2388"/>
  </office:meta>
</office:document-meta>
</file>